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master-page-name="Standard">
      <style:paragraph-properties fo:margin-top="0.423cm" fo:margin-bottom="0.212cm" fo:text-align="end" style:justify-single-word="false" style:page-number="auto"/>
      <style:text-properties fo:font-size="15pt" style:font-size-asian="15pt" style:font-size-complex="15pt"/>
    </style:style>
    <style:style style:name="P2" style:family="paragraph" style:parent-style-name="Text_20_body">
      <style:paragraph-properties fo:text-align="justify" style:justify-single-word="false"/>
    </style:style>
    <style:style style:name="P3" style:family="paragraph" style:parent-style-name="Text_20_body">
      <style:text-properties fo:font-size="11pt" style:font-size-asian="11pt" style:font-size-complex="11pt"/>
    </style:style>
    <style:style style:name="P4" style:family="paragraph" style:parent-style-name="Text_20_body">
      <style:paragraph-properties fo:text-align="justify" style:justify-single-word="false"/>
      <style:text-properties fo:font-size="11pt" style:font-size-asian="11pt" style:font-size-complex="11pt"/>
    </style:style>
    <style:style style:name="P5" style:family="paragraph" style:parent-style-name="Text_20_body">
      <style:paragraph-properties fo:margin-top="0cm" fo:margin-bottom="0.212cm" fo:text-align="justify" style:justify-single-word="false"/>
      <style:text-properties fo:font-size="11pt" style:font-size-asian="11pt" style:font-size-complex="11pt"/>
    </style:style>
    <style:style style:name="T1" style:family="text">
      <style:text-properties style:text-position="super 58%"/>
    </style:style>
    <style:style style:name="T2" style:family="text">
      <style:text-properties fo:font-size="11pt"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paraison de méthodes de suivi solaire pour optimiser le rendement d’un panneau solaire</text:h>
      <text:p text:style-name="Text_20_body"/>
      <text:h text:style-name="Heading_20_2" text:outline-level="2">Motivation de l’étude</text:h>
      <text:p text:style-name="P4"><text:tab/>Le soleil fournit à la surface de la terre une puissance de l’ordre de 1000 kWh.m<text:span text:style-name="T1">-2</text:span>. La technologie photovoltaïque suffirait-elle alors à se dispenser des énergies fossiles ? Nous sommes aujourd’hui loin de ce cas de figure : en effet le rendement des panneaux solaires usuels ne dépasse pas 15 %.</text:p>
      <text:p text:style-name="P4"><text:tab/>Nous nous demanderons ici dans quelle mesure ce rendement peut être accru par un panneau mobile s’orientant vers le soleil au cours de la <text:s/>journée. </text:p>
      <text:h text:style-name="Heading_20_2" text:outline-level="2">Invariances, similitudes</text:h>
      <text:p text:style-name="P2"><text:tab/>Nous allons donc comparer la solution usuelle – utilisation d’un panneau solaire fixe, mais orienté de manière optimale – à deux solutions d’asservissement en position angulaire du panneau solaire : la première consiste à s’orienter vers le soleil en fonction de sa position dans le ciel mesurée à l’aide de trois photorésistances ; la seconde consiste à calculer la position du soleil en fonction de la date, de l’heure, et de la position géographique du panneau. L’étude des similitudes et des différences entre ces trois solutions au même problème devrait nous permettre de conclure si l’orientation automatique du panneau (qui consomme bien sûr de l’énergie) est avantageuse ou non par rapport à l’invariance de sa position dans le temps.</text:p>
      <text:h text:style-name="Heading_20_2" text:outline-level="2">Travail effectué</text:h>
      <text:p text:style-name="P3"><text:tab/>Nous avons travaillé à deux sur le sujet précis de l’orientation d’un panneau solaire, et avons également partagé certains résultats avec un troisième camarade, qui travaillait sur l’orientation d’un four solaire, mais n’a envisagé que la solution impliquant les photodiodes.</text:p>
      <text:p text:style-name="P4"><text:tab/>Le travail a tout d’abord consisté en la recherche de solutions d’orientation et en leur étude théorique. J’ai tout d’abord pensé à utiliser trois photorésistances : placées dans un plan maintenu parallèle à celui du panneau, elles permettent de déterminer l’orientation relative du soleil par rapport au panneau. Nous avons réalisé un montage électrique qui permet de récupérer l’information fournie par les photodiodes sur un circuit imprimé programmable (Arduino), et avons ensuite conçu, puis implémenté un algorithme qui commande l’orientation du dispositif tout en respectant les caractéristiques des moteurs choisis, et en minimisant le nombre de déplacements effectués, et donc la consommation électrique. Dans un premier temps, la réalisation n’a pas donné les résultats attendus. Après s’être repenché sur le montage théorique,j’ai compris que ce dysfonctionnement pouvait être corrigé par un calibrage des résistances du montage mieux adapté aux conditions extérieures.</text:p>
      <text:p text:style-name="P4"><text:tab/>J’ai tout d’abord interpolé la trajectoire du soleil en supposant qu’il se lève à 6h et est au zénith à midi. J’ai ensuite affiné cette première modélisation grâce à des résultats de la science astrodynamique, qui a traité ce problème en détail, notamment en introduisant l’équation du temps.</text:p>
      <text:h text:style-name="Heading_20_2" text:outline-level="2">Conclusion</text:h>
      <text:p text:style-name="P5"><text:tab/>Il est apparu que l’orientation automatique du panneau permet effectivement de gagner plus d’énergie qu’elle n’en dépense et d’augmenter le rendement de quelques pourcents. Aucune des deux solutions d’orientation automatique n’est à privilégier dans tous les cas, celle qui utilise des photodiodes étant préférable par beau temps, l’autre dans le cas où des nuages viennent régulièrement faire varier l’ensoleil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hir LOJKINE</meta:initial-creator>
    <meta:creation-date>2013-05-25T19:14:06</meta:creation-date>
    <dc:creator>Ophir LOJKINE</dc:creator>
    <dc:date>2013-05-26T17:50:20</dc:date>
    <meta:print-date>2013-05-26T17:50:00</meta:print-date>
    <meta:editing-cycles>32</meta:editing-cycles>
    <meta:editing-duration>PT3H3M51S</meta:editing-duration>
    <meta:generator>LibreOffice/3.5$Linux_X86_64 LibreOffice_project/350m1$Build-2</meta:generator>
    <meta:document-statistic meta:table-count="0" meta:image-count="0" meta:object-count="0" meta:page-count="1" meta:paragraph-count="12" meta:word-count="504" meta:character-count="3319" meta:non-whitespace-character-count="2818"/>
    <meta:user-defined meta:name="Info 1"/>
    <meta:user-defined meta:name="Info 2"/>
    <meta:user-defined meta:name="Info 3"/>
    <meta:user-defined meta:name="Info 4"/>
  </office:meta>
</office:document-meta>
</file>